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ijany uczeń</text:h>
      <text:p text:style-name="Standard">Pewnego dnia jakiś znajomy zatrzymał mnie i powiedział ze złością w głosie:</text:p>
      <text:list xml:id="list32389795" text:style-name="L1">
        <text:list-item>
          <text:p text:style-name="P3">Ludzie są coraz głupsi! </text:p>
        </text:list-item>
        <text:list-item>
          <text:p text:style-name="P3">Dlaczego?</text:p>
        </text:list-item>
        <text:list-item>
          <text:p text:style-name="P3">Kazałem uczniowi narysować sinusoidę. Uczeń wziął kredę i narysował piękną sinusoidę.</text:p>
        </text:list-item>
        <text:list-item>
          <text:p text:style-name="P3">I jaki problem ?</text:p>
        </text:list-item>
        <text:list-item>
          <text:p text:style-name="P3">Potrafi pan rysować piękna sinusoidę – odparłem. Na co uczeń odpowiedział „Pan poczeka to dopiero układ współrzędnych”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drian Bajer</text:p>
      <text:p text:style-name="P1">Tomasz Dzieniar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3-04-02T12:25:47.35</dc:date>
    <dc:creator>a </dc:creator>
    <meta:editing-duration>PT57M38S</meta:editing-duration>
    <meta:editing-cycles>10</meta:editing-cycles>
    <meta:generator>OpenOffice.org/3.3$Win32 OpenOffice.org_project/330m20$Build-9567</meta:generator>
    <meta:document-statistic meta:table-count="0" meta:image-count="0" meta:object-count="0" meta:page-count="1" meta:paragraph-count="9" meta:word-count="61" meta:character-count="373"/>
  </office:meta>
</office:document-meta>
</file>